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JIA CAURURO, LUZMILA PELAY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693479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LMACEN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JIA CAURURO, LUZMILA PELAY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9347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1/11/2021</text:p>
          </table:table-cell>
          <table:table-cell table:style-name="Tabla2.A2" office:value-type="string">
            <text:p text:style-name="P7">27293340</text:p>
          </table:table-cell>
          <table:table-cell table:style-name="Tabla2.A2" office:value-type="string">
            <text:p text:style-name="P7">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2:02:5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